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Sans" svg:font-family="'Lucida Sans'" style:font-family-generic="swiss"/>
    <style:font-face style:name="F" svg:font-family="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2332b5" officeooo:paragraph-rsid="002332b5" style:font-size-asian="12pt" style:font-name-complex="Times New Roman" style:font-size-complex="12pt"/>
    </style:style>
    <style:style style:name="P4" style:family="paragraph" style:parent-style-name="Standard">
      <style:text-properties fo:color="#365f91" style:font-name="Cambria" fo:font-size="14pt" fo:font-weight="bold" style:font-size-asian="14pt" style:font-weight-asian="bold" style:font-name-complex="Cambri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2380c3" officeooo:paragraph-rsid="002380c3"/>
    </style:style>
    <style:style style:name="P7" style:family="paragraph" style:parent-style-name="Standard">
      <style:paragraph-properties fo:text-align="justify" style:justify-single-word="false"/>
      <style:text-properties officeooo:rsid="0023d3f5" officeooo:paragraph-rsid="0023d3f5"/>
    </style:style>
    <style:style style:name="P8" style:family="paragraph" style:parent-style-name="Standard">
      <style:paragraph-properties fo:text-align="justify" style:justify-single-word="false"/>
      <style:text-properties officeooo:rsid="0025ee8c" officeooo:paragraph-rsid="0025ee8c"/>
    </style:style>
    <style:style style:name="P9" style:family="paragraph" style:parent-style-name="Standard">
      <style:paragraph-properties fo:margin-left="0.25in" fo:margin-right="0in" fo:margin-top="0.0693in" fo:margin-bottom="0in" loext:contextual-spacing="false" style:line-height-at-least="0.0693in" fo:text-indent="0in" style:auto-text-indent="false"/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P10" style:family="paragraph" style:parent-style-name="Standard">
      <style:paragraph-properties fo:margin-left="0.25in" fo:margin-right="0in" fo:margin-top="0.0693in" fo:margin-bottom="0in" loext:contextual-spacing="false" style:line-height-at-least="0.0693in" fo:text-align="center" style:justify-single-word="false" fo:text-indent="0in" style:auto-text-indent="false"/>
      <style:text-properties style:font-name="Times New Roman" fo:font-size="18pt" style:font-name-asian="Times New Roman" style:font-size-asian="18pt" style:language-asian="pl" style:country-asian="PL" style:font-name-complex="Times New Roman" style:font-size-complex="18pt"/>
    </style:style>
    <style:style style:name="P11" style:family="paragraph" style:parent-style-name="Standard">
      <style:paragraph-properties fo:margin-left="0.25in" fo:margin-right="0in" fo:margin-top="0.0693in" fo:margin-bottom="0in" loext:contextual-spacing="false" style:line-height-at-least="0.0693in" fo:text-indent="0in" style:auto-text-indent="false"/>
      <style:text-properties style:font-name="Times New Roman" fo:font-size="16pt" style:font-name-asian="Times New Roman" style:font-size-asian="16pt" style:language-asian="pl" style:country-asian="PL" style:font-name-complex="Times New Roman" style:font-size-complex="16pt"/>
    </style:style>
    <style:style style:name="P12" style:family="paragraph" style:parent-style-name="Standard" style:master-page-name="Standard">
      <style:paragraph-properties fo:margin-left="0.25in" fo:margin-right="0in" fo:margin-top="0.0693in" fo:margin-bottom="0in" loext:contextual-spacing="false" style:line-height-at-least="0.0693in" fo:text-indent="0in" style:auto-text-indent="false" style:page-number="auto"/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P13" style:family="paragraph" style:parent-style-name="Standard">
      <style:paragraph-properties fo:margin-left="0.4917in" fo:margin-right="0in" fo:text-indent="0in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text-align="justify" style:justify-single-word="false" fo:break-before="page"/>
    </style:style>
    <style:style style:name="P1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List_20_Paragraph" style:list-style-name="WW8Num4"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List_20_Paragraph" style:list-style-name="WW8Num5"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List_20_Paragraph">
      <style:paragraph-properties fo:text-align="justify" style:justify-single-word="false"/>
      <style:text-properties style:font-name="Times New Roman" fo:font-size="12pt" officeooo:rsid="00224569" officeooo:paragraph-rsid="00224569" style:font-size-asian="12pt" style:font-name-complex="Times New Roman" style:font-size-complex="12pt"/>
    </style:style>
    <style:style style:name="P21" style:family="paragraph" style:parent-style-name="List_20_Paragraph">
      <style:paragraph-properties fo:margin-left="0.75in" fo:margin-right="0in" fo:text-indent="0in" style:auto-text-indent="false"/>
    </style:style>
    <style:style style:name="P22" style:family="paragraph" style:parent-style-name="List_20_Paragraph">
      <style:paragraph-properties fo:margin-left="0.75in" fo:margin-right="0in" fo:text-indent="0in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officeooo:rsid="001cd77e" officeooo:paragraph-rsid="001d96da" style:font-size-asian="12pt" style:font-name-complex="Times New Roman" style:font-size-complex="12pt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officeooo:rsid="001d96da" officeooo:paragraph-rsid="001d96da" style:font-size-asian="12pt" style:font-name-complex="Times New Roman" style:font-size-complex="12pt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officeooo:paragraph-rsid="001cd77e" style:font-size-asian="12pt" style:font-name-complex="Times New Roman" style:font-size-complex="12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officeooo:paragraph-rsid="00224569" style:font-size-asian="12pt" style:font-name-complex="Times New Roman" style:font-size-complex="12pt"/>
    </style:style>
    <style:style style:name="P2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officeooo:paragraph-rsid="001d96da" style:font-size-asian="12pt" style:font-name-complex="Times New Roman" style:font-size-complex="12pt"/>
    </style:style>
    <style:style style:name="P28" style:family="paragraph" style:parent-style-name="Normal_20__28_Web_29_">
      <style:paragraph-properties fo:margin-left="0.5in" fo:margin-right="0in" fo:margin-top="0.0693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P29" style:family="paragraph" style:parent-style-name="Normal_20__28_Web_29_" style:list-style-name="WW8Num2">
      <style:paragraph-properties fo:margin-top="0.0693in" fo:margin-bottom="0in" loext:contextual-spacing="false"/>
    </style:style>
    <style:style style:name="P30" style:family="paragraph" style:parent-style-name="Normal_20__28_Web_29_" style:list-style-name="">
      <style:paragraph-properties fo:margin-left="0in" fo:margin-right="0in" fo:margin-top="0.0693in" fo:margin-bottom="0in" loext:contextual-spacing="false" fo:text-indent="0in" style:auto-text-indent="false"/>
    </style:style>
    <style:style style:name="P31" style:family="paragraph" style:parent-style-name="Nagłówek_20_spisu_20_treści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2380c3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238953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23d3f5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23e75d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25ee8c" style:font-size-asian="12pt" style:font-name-complex="Times New Roman" style:font-size-complex="12pt"/>
    </style:style>
    <style:style style:name="T8" style:family="text">
      <style:text-properties fo:color="#365f91" style:font-name="Cambria" fo:font-size="14pt" fo:font-weight="bold" style:font-size-asian="14pt" style:font-weight-asian="bold" style:font-name-complex="Cambria" style:font-size-complex="14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aa938"/>
    </style:style>
    <style:style style:name="T11" style:family="text">
      <style:text-properties officeooo:rsid="001bdba1"/>
    </style:style>
    <style:style style:name="T12" style:family="text">
      <style:text-properties officeooo:rsid="001cd77e"/>
    </style:style>
    <style:style style:name="T13" style:family="text">
      <style:text-properties officeooo:rsid="001d96da"/>
    </style:style>
    <style:style style:name="T14" style:family="text">
      <style:text-properties officeooo:rsid="001ec29e"/>
    </style:style>
    <style:style style:name="T15" style:family="text">
      <style:text-properties officeooo:rsid="00224569"/>
    </style:style>
    <style:style style:name="T16" style:family="text">
      <style:text-properties officeooo:rsid="002380c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>Praca Licencjacka</text:p>
      <text:p text:style-name="P9"/>
      <text:p text:style-name="P9">Imię i nazwisko: <text:span text:style-name="T10">Dawid Lipiński<text:tab/></text:span></text:p>
      <text:p text:style-name="P9">Nr albumu: <text:span text:style-name="T10">238186</text:span></text:p>
      <text:p text:style-name="P9">Kierunek: Informatyka</text:p>
      <text:p text:style-name="P9">Specjalność: Tester Programista</text:p>
      <text:p text:style-name="P9">Rodzaj studiów: Stacjonarne</text:p>
      <text:p text:style-name="P9"/>
      <text:p text:style-name="P9"/>
      <text:p text:style-name="P11">Temat pracy: <text:span text:style-name="T10">System zarządzania zleceniami administracyjnymi</text:span></text:p>
      <text:p text:style-name="P11"/>
      <text:p text:style-name="P9"/>
      <text:p text:style-name="P9">Promotor: dr Robert Fidytek</text:p>
      <text:p text:style-name="P9"/>
      <text:p text:style-name="P9"><text:span text:style-name="T1"/></text:p>
      <text:p text:style-name="P31">Spis treści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293_1057181518" text:style-name="Index_20_Link" text:visited-style-name="Index_20_Link">1.Cel pracy<text:tab/>3</text:a></text:p>
          <text:p text:style-name="P32"><text:a xlink:type="simple" xlink:href="#__RefHeading__295_1057181518" text:style-name="Index_20_Link" text:visited-style-name="Index_20_Link">2.Analiza problemu<text:tab/>4</text:a></text:p>
          <text:p text:style-name="P32"><text:a xlink:type="simple" xlink:href="#__RefHeading__297_1057181518" text:style-name="Index_20_Link" text:visited-style-name="Index_20_Link">3.Określenie wymagań funkcjonalnych i niefunkcjonalnych<text:tab/>5</text:a></text:p>
          <text:p text:style-name="P32"><text:a xlink:type="simple" xlink:href="#__RefHeading__299_1057181518" text:style-name="Index_20_Link" text:visited-style-name="Index_20_Link">4.Projekt systemu<text:tab/>6</text:a></text:p>
          <text:p text:style-name="P32"><text:a xlink:type="simple" xlink:href="#__RefHeading__301_1057181518" text:style-name="Index_20_Link" text:visited-style-name="Index_20_Link">5.Implementacja<text:tab/>7</text:a></text:p>
          <text:p text:style-name="P32"><text:a xlink:type="simple" xlink:href="#__RefHeading__313_1057181518" text:style-name="Index_20_Link" text:visited-style-name="Index_20_Link">6.Testy <text:tab/>8</text:a></text:p>
          <text:p text:style-name="P32"><text:a xlink:type="simple" xlink:href="#__RefHeading__318_1057181518" text:style-name="Index_20_Link" text:visited-style-name="Index_20_Link">7.Prezentacja zrealizowanego systemu<text:tab/>9</text:a></text:p>
          <text:p text:style-name="P32"><text:a xlink:type="simple" xlink:href="#__RefHeading__303_1057181518" text:style-name="Index_20_Link" text:visited-style-name="Index_20_Link">8.Podział pracy nad projektem<text:tab/>10</text:a></text:p>
          <text:p text:style-name="P32"><text:a xlink:type="simple" xlink:href="#__RefHeading__305_1057181518" text:style-name="Index_20_Link" text:visited-style-name="Index_20_Link">9.Podsumowanie<text:tab/>11</text:a></text:p>
          <text:p text:style-name="P32"><text:a xlink:type="simple" xlink:href="#__RefHeading__307_1057181518" text:style-name="Index_20_Link" text:visited-style-name="Index_20_Link">10.Bibliografia<text:tab/>12</text:a></text:p>
          <text:p text:style-name="P32"><text:a xlink:type="simple" xlink:href="#__RefHeading__309_1057181518" text:style-name="Index_20_Link" text:visited-style-name="Index_20_Link">11.Spis załączników<text:tab/>13</text:a></text:p>
        </text:index-body>
      </text:table-of-content>
      <text:p text:style-name="Standard"><text:a xlink:type="simple" xlink:href="#__RefHeading___Toc443722850" text:style-name="Internet_20_link" text:visited-style-name="Visited_20_Internet_20_Link"/></text:p>
      <text:p text:style-name="P4"/>
      <text:list xml:id="list6524336304015031588" text:style-name="Outline">
        <text:list-item>
          <text:h text:style-name="P15" text:outline-level="1"><text:bookmark-start text:name="__RefHeading___Toc443722850"/><text:bookmark text:name="__RefHeading__293_1057181518"/>Cel pracy<text:bookmark-end text:name="__RefHeading___Toc443722850"/></text:h>
        </text:list-item>
      </text:list>
      <text:p text:style-name="P14"><text:span text:style-name="T2"/></text:p>
      <text:p text:style-name="P27"><text:tab/><text:span text:style-name="T11">Celem pracy jest stworzenie oprogramowania pozwalającego zarządzać zleceniami administracyjnymi w branży IT. Aplikacja ma za zadanie udostępnić pracownikowi pracującemu przy komputerze kontakt z administracją firmy lub firmowym serwisem. W przypadku wystąpienia problemu po stronie pracownika korzystającego z komputera, którego rozwiązanie wykracza poza jego kompetencje lub umiejętności, pozwala na zgłoszenie zaistniałego problemu do osób odpowiedzialnych za jego rozwiązanie. Daje także możliwość uwzględnienia zleceń/potrzeb pracownika, takich jak np. wymiana monitora lub dodanie do pewnej grupy użytkowników w firmowym systemie. </text:span></text:p>
      <text:p text:style-name="P23"><text:tab/>Oprogramowanie ma za cel służenie w niedużej firmie zajmującej się IT lub posiającej <text:span text:style-name="T13">dział/biuro, w którym zatrudnieni pracownicy na co dzień korzystają z komputera lub innych technologii, których konserwacja, naprawa lub instalacja należy do kompetencji działu/pracowników administracyjnych lub serwisowych.</text:span></text:p>
      <text:p text:style-name="P2"/>
      <text:list xml:id="list213520180271574" text:continue-numbering="true" text:style-name="Outline">
        <text:list-item>
          <text:h text:style-name="P16" text:outline-level="1"><text:bookmark text:name="__RefHeading__295_1057181518"/>Analiza problemu</text:h>
        </text:list-item>
      </text:list>
      <text:p text:style-name="P25"/>
      <text:p text:style-name="P24"><text:tab/>Na rynku <text:span text:style-name="T15">istnieje</text:span> parę rozwiązań komercyjnych, cieszących się dużą popularnością, jak np.:</text:p>
      <text:p text:style-name="P25"><text:tab/><text:span text:style-name="T12">a) IBM Control Desk (SCCD) – zintegrowane rozwiązanie do zarządzania usługami, <text:tab/>które umożliwia zarządzanie szeroką gamą procesów, usług i zasobów IT w danym <text:tab/>środowisku. Przy odpowiednim skonfigurowaniu, pozwala na korzystanie w zakresie <text:tab/>podobnym, jak oprogramowanie przedstawiane w pracy.</text:span></text:p>
      <text:p text:style-name="P20">b)</text:p>
      <text:p text:style-name="P20">c)</text:p>
      <text:p text:style-name="P26"><text:tab/><text:span text:style-name="T14">Rozwiązanie przedstawione w pracy, uwzględniając pewne założenia, wynikające z ograniczeń spowodowanych czasem tworzenia, wielkością zespołu tworzacego (jedna) oraz dostępu do środków i technologii, ma pełną możliwość zastowowania praktycznego w realnych okolicznościach. </text:span></text:p>
      <text:p text:style-name="P26"><text:span text:style-name="T14"><text:tab/>Docelowym środowiskiem pozwalającym w pełni wykorzystać funkcjonalność aplikacji, jednocześnie nie odczuwając braku dostępu do pewnych [funkcjonalności] występujących w produktach np. wyżej wymienionych firm są nieduże firmy, z własnym działem zajmującym się administrowaniem pewnymi wewnętrznymi strukturami firmowymi, serwisowaniem czy obsługą urządzeń elektronicznych, takich jak komputery, monitory, routery.</text:span></text:p>
      <text:p text:style-name="P2"/>
      <text:list xml:id="list213519536643775" text:continue-numbering="true" text:style-name="Outline">
        <text:list-item>
          <text:h text:style-name="P15" text:outline-level="1"><text:bookmark text:name="__RefHeading__297_1057181518"/>Określenie wymagań funkcjonalnych i niefunkcjonalnych</text:h>
        </text:list-item>
      </text:list>
      <text:p text:style-name="P1"/>
      <text:p text:style-name="P2"><text:tab/><text:span text:style-name="T15">Wymagania funkcjonalne określające funkcjonalność tworzonego oprogramowania podzielone na kategorie zależne od identyfikacji potrzeb:</text:span></text:p>
      <text:p text:style-name="P3">1. Użytkownik:</text:p>
      <text:p text:style-name="P3"><text:tab/>a) Rejestracja, logowanie oraz korzystanie z tożsamości wewnątrz aplikacji, celem <text:tab/><text:span text:style-name="T16">identyfikacji osoby zgłaszającej.</text:span></text:p>
      <text:p text:style-name="P3"><text:tab/><text:span text:style-name="T16">b) Sprawdzenie, czy problem/zgłoszenie dotyczące użytkownika nie widnieje już w <text:tab/>zdefiniowanych wcześniej przez administratora problemach/zgłoszeniach, aby <text:tab/>uniknąć niepotrzebnego tworzenia nowego zgłoszenia.</text:span></text:p>
      <text:p text:style-name="P3"><text:tab/>b) <text:s/>Zgłoszenie problemu/zlecenia, uwzględniając przede wszystkim jego treść, wraz z <text:tab/>możliwością wyboru kategorii problemu/zlecenia.</text:p>
      <text:p text:style-name="P5"><text:span text:style-name="T3"><text:tab/>c) Sprawdzenie stanu zgłoszonych zgłoszeń. </text:span><text:span text:style-name="T7">(Czy zostało przeczytane przez <text:tab/>administratora lub już rozwiązane)</text:span></text:p>
      <text:p text:style-name="P5"><text:span text:style-name="T3"><text:tab/>d) Otrzymanie i przeczytanie odpowiedzi na zgłoszenie.</text:span></text:p>
      <text:p text:style-name="P6"><text:span text:style-name="T2">2. Administrator (Administratorzy):</text:span></text:p>
      <text:p text:style-name="P6"><text:span text:style-name="T2"><text:tab/>a) Akceptowanie wstępu użytkownika do struktury użytkowej po jego rejestracji.</text:span></text:p>
      <text:p text:style-name="P6"><text:span text:style-name="T2"><text:tab/>b) Odbieranie użytkownikowi dostepu do struktury.</text:span></text:p>
      <text:p text:style-name="P6"><text:span text:style-name="T2"><text:tab/>c) Możliwość </text:span><text:span text:style-name="T4">nadania i odebrania</text:span><text:span text:style-name="T2"> użytkownik</text:span><text:span text:style-name="T4">owi praw</text:span><text:span text:style-name="T2"> administrato</text:span><text:span text:style-name="T4">ra</text:span><text:span text:style-name="T2">.</text:span></text:p>
      <text:p text:style-name="P6"><text:span text:style-name="T2"><text:tab/>d) Usuwanie użytkowników ze struktury pernamentnie</text:span></text:p>
      <text:p text:style-name="P6"><text:span text:style-name="T2"><text:tab/>e) Tworzenie kategorii zgłoszeń. (Możliwych do wyboru przy zgłaszaniu zgłoszenia, <text:tab/>aby ustrukturyzować i przyśpieszyć pracę administratorów)</text:span></text:p>
      <text:p text:style-name="P6"><text:span text:style-name="T2"><text:tab/>d) Tworzenie zdefiniowanych zgłoszeń. (Dostępnych </text:span><text:span text:style-name="T5">dl</text:span><text:span text:style-name="T2">a użytkownika, celem <text:tab/>uniknięcia niepotrzebnych zgłoszeń)</text:span></text:p>
      <text:p text:style-name="P7"><text:span text:style-name="T2"><text:tab/>e) Odpowiadanie na zgłoszenia </text:span><text:span text:style-name="T6">użytkowników.</text:span></text:p>
      <text:p text:style-name="P7"><text:span text:style-name="T6"/></text:p>
      <text:p text:style-name="P7"><text:span text:style-name="T6"><text:tab/>Wymagania niefunkcjonalne określają</text:span><text:span text:style-name="T7">ce</text:span><text:span text:style-name="T6"> pożądane cechy tworzonego systemu:</text:span></text:p>
      <text:p text:style-name="P8"><text:span text:style-name="T6">1. </text:span><text:span text:style-name="T2">Wydajność – prostota struktury oprogramowania pozwala spodziewać się małych spadków wydajności niezależnie od okoliczności.</text:span></text:p>
      <text:p text:style-name="P8"><text:span text:style-name="T2">2. Dostępność – system z założenia ma być dostępny lokalnie, w wewnętrznej sieci firmy.</text:span></text:p>
      <text:p text:style-name="P8"><text:soft-page-break/><text:span text:style-name="T2">3. Niezadowność – z racji braku potencjalnie krytycznych funkcjonalności, mogących znacznie utrudnić funkcjonowanie firmy w razie problemu z działaniem aplikacji, niezawodność wymagana jest w zakresie standardowym.</text:span></text:p>
      <text:p text:style-name="P8"><text:span text:style-name="T2">4. Skalowalność – grupą docelowa oprogramowania są małe firmy, z różnych względów nie decydujące się na popularne, komercyjne rozwiązania. Nie jest przewidziane skalowanie na firmy średnie lub duże.</text:span></text:p>
      <text:p text:style-name="P6"><text:span text:style-name="T2"><text:tab/></text:span></text:p>
      <text:p text:style-name="Standard"/>
      <text:list xml:id="list213520647437061" text:continue-numbering="true" text:style-name="Outline">
        <text:list-item>
          <text:h text:style-name="P15" text:outline-level="1"><text:bookmark text:name="__RefHeading__299_1057181518"/>Projekt systemu</text:h>
        </text:list-item>
      </text:list>
      <text:p text:style-name="P21"/>
      <text:p text:style-name="P22">Np:</text:p>
      <text:list xml:id="list6623050547749974305" text:style-name="WW8Num4">
        <text:list-item>
          <text:p text:style-name="P18">Aktorzy i przypadki użycia</text:p>
        </text:list-item>
        <text:list-item>
          <text:p text:style-name="P18">Diagram związków encji</text:p>
        </text:list-item>
        <text:list-item>
          <text:p text:style-name="P18">Diagram klas</text:p>
        </text:list-item>
        <text:list-item>
          <text:p text:style-name="P18">Projekt interfejsu użytkownika</text:p>
        </text:list-item>
      </text:list>
      <text:p text:style-name="P13"><text:bookmark text:name="_GoBack"/>Dopasowane do projektu.</text:p>
      <text:p text:style-name="P1"/>
      <text:list xml:id="list213520686188331" text:continue-list="list213520647437061" text:style-name="Outline">
        <text:list-item>
          <text:h text:style-name="P15" text:outline-level="1"><text:bookmark text:name="__RefHeading__301_1057181518"/>Implementacja</text:h>
        </text:list-item>
      </text:list>
      <text:list xml:id="list3011441013115793402" text:style-name="WW8Num5">
        <text:list-item>
          <text:p text:style-name="P19">Architektura wykonania</text:p>
        </text:list-item>
        <text:list-item>
          <text:p text:style-name="P19">Użyte technologie</text:p>
        </text:list-item>
        <text:list-item>
          <text:p text:style-name="P19">Użyte narzędzia i ich licencja. </text:p>
        </text:list-item>
        <text:list-item>
          <text:p text:style-name="P19">Opis ciekawszych algorytmów, implementacji</text:p>
        </text:list-item>
        <text:list-item>
          <text:p text:style-name="P19">Bezpieczeństwo?</text:p>
        </text:list-item>
      </text:list>
      <text:list xml:id="list213519566536768" text:continue-list="list213520686188331" text:style-name="Outline">
        <text:list-item>
          <text:h text:style-name="P15" text:outline-level="1"><text:bookmark text:name="__RefHeading__313_1057181518"/><text:span text:style-name="Nagłówek_20_1_20_Znak">Testy</text:span> </text:h>
        </text:list-item>
      </text:list>
      <text:p text:style-name="P28">[obowiązkowo w jaki sposób zamierzamy testować, czy automatycznie, czy manualnie i w jakim zakresie ]</text:p>
      <text:list xml:id="list4310398241296806486" text:style-name="WW8Num2">
        <text:list-item>
          <text:list>
            <text:list-item>
              <text:p text:style-name="P29">Scenariusz testowania <text:span text:style-name="T9">[jak będziemy testować konkretne funkcjonalności]</text:span></text:p>
            </text:list-item>
            <text:list-item>
              <text:p text:style-name="P29">Raport z testów <text:span text:style-name="T9">[tabelka pokazująca jak zaliczono/nie zaliczono scenariusze testowe]</text:span></text:p>
            </text:list-item>
          </text:list>
        </text:list-item>
      </text:list>
      <text:p text:style-name="P1"/>
      <text:list xml:id="list213521582022590" text:continue-list="list213519566536768" text:style-name="Outline">
        <text:list-item>
          <text:h text:style-name="P15" text:outline-level="1"><text:bookmark text:name="__RefHeading__318_1057181518"/><text:span text:style-name="Nagłówek_20_1_20_Znak">Prezentacja zrealizowanego systemu</text:span></text:h>
        </text:list-item>
      </text:list>
      <text:p text:style-name="P30">Kilka print screenów z opisem. <text:bookmark text:name="__RefHeading__303_1057181518"/></text:p>
      <text:p text:style-name="P1"/>
      <text:list xml:id="list213521145991717" text:continue-numbering="true" text:style-name="Outline">
        <text:list-item>
          <text:h text:style-name="P15" text:outline-level="1"><text:bookmark text:name="__RefHeading__305_1057181518"/>Podsumowanie</text:h>
        </text:list-item>
      </text:list>
      <text:p text:style-name="P1"/>
      <text:list xml:id="list213520295247232" text:continue-numbering="true" text:style-name="Outline">
        <text:list-item>
          <text:h text:style-name="P15" text:outline-level="1"><text:bookmark text:name="__RefHeading__307_1057181518"/>Bibliografia</text:h>
        </text:list-item>
      </text:list>
      <text:p text:style-name="P17">Co najmniej 3 pozycje książkowe. Minimum z 10 pozycji łącznie.</text:p>
      <text:p text:style-name="P17">Linki do stron etc. z datą cytowania.</text:p>
      <text:p text:style-name="P17">Do każdej grafiki źródło, np. opracowanie własne, etc.</text:p>
      <text:p text:style-name="P17">[1] Pozycja 1<text:line-break/>[2] Pozycja 2</text:p>
      <text:p text:style-name="P1"/>
      <text:list xml:id="list213520488840631" text:continue-numbering="true" text:style-name="Outline">
        <text:list-item>
          <text:h text:style-name="P15" text:outline-level="1"><text:bookmark text:name="__RefHeading__309_1057181518"/>Spis załączników</text:h>
        </text:list-item>
      </text:list>
      <text:p text:style-name="P17">Np. dodatek A, płyta cd, spis modeli, *.doc, *.pdf, *.txt.</text:p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Sans" svg:font-family="'Lucida Sans'" style:font-family-generic="swiss"/>
    <style:font-face style:name="F" svg:font-family="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margin-top="0in" fo:margin-bottom="0.139in" loext:contextual-spacing="false" fo:line-height="115%" fo:orphans="2" fo:widows="2" fo:hyphenation-ladder-count="no-limit" fo:text-indent="0in" style:auto-text-indent="false" style:writing-mode="lr-tb"/>
      <style:text-properties style:use-window-font-color="true" style:font-name="Calibri" fo:font-family="Calibri" style:font-family-generic="roman" style:font-pitch="variable" fo:font-size="11pt" fo:language="pl" fo:country="PL" style:font-name-asian="SimSun" style:font-family-asian="SimSun" style:font-pitch-asian="variable" style:font-size-asian="11pt" style:language-asian="en" style:country-asian="US" style:font-name-complex="F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pitch-complex="variable" style:font-size-complex="14pt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827in" loext:contextual-spacing="false" style:line-height-at-least="0.0693in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Nagłówek_20_spisu_20_treści" style:display-name="Nagłówek spisu treści" style:family="paragraph" style:parent-style-name="Heading_20_1" style:default-outline-level="" style:list-style-name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language-asian="pl" style:country-asian="PL" style:font-weight-asian="bold" style:font-size-complex="16pt" style:font-weight-complex="bold"/>
    </style:style>
    <style:style style:name="Contents_20_1" style:display-name="Contents 1" style:family="paragraph" style:parent-style-name="Standard" style:list-style-name="" style:class="index">
      <style:paragraph-properties fo:margin-left="0in" fo:margin-right="0in" fo:margin-top="0in" fo:margin-bottom="0.0693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list-style-name="">
      <style:paragraph-properties fo:margin-left="0in" fo:margin-right="0in" fo:margin-top="0in" fo:margin-bottom="0in" loext:contextual-spacing="false" style:line-height-at-least="0.0693in" fo:text-indent="0in" style:auto-text-indent="false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4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4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4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4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4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4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5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5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5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5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WW8Num6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WW8Num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WW8Num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WW8Num6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WW8Num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WW8Num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dytek</meta:initial-creator>
    <meta:creation-date>2016-02-20T09:08:00</meta:creation-date>
    <dc:date>2018-05-24T21:35:19.349136175</dc:date>
    <meta:editing-cycles>12</meta:editing-cycles>
    <meta:editing-duration>PT42M43S</meta:editing-duration>
    <meta:generator>LibreOffice/5.1.6.2$Linux_X86_64 LibreOffice_project/10m0$Build-2</meta:generator>
    <meta:document-statistic meta:table-count="0" meta:image-count="0" meta:object-count="0" meta:page-count="13" meta:paragraph-count="79" meta:word-count="682" meta:character-count="5551" meta:non-whitespace-character-count="4914"/>
    <meta:user-defined meta:name="AppVersion">14.0000</meta:user-defined>
    <meta:user-defined meta:name="Company">PWS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